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Puritan" svg:font-family="Puritan, 'Helvetica Nueue', Helvetica, sans-serif"/>
    <style:font-face style:name="Ubuntu" svg:font-family="Ubuntu, Arial, Helvetic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Liberation Serif" fo:font-size="14pt" fo:font-weight="bold" style:font-size-asian="14pt" style:font-weight-asian="bold" style:font-size-complex="14pt" style:font-weight-complex="bold"/>
    </style:style>
    <style:style style:name="P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8" style:family="paragraph" style:list-style-name="L1">
      <style:text-properties fo:color="#000000" style:font-name="Liberation Serif" fo:font-size="14pt" fo:font-weight="bold" style:font-size-asian="14pt" style:font-weight-asian="bold" style:font-size-complex="14pt" style:font-weight-complex="bold"/>
    </style:style>
    <style:style style:name="P9" style:family="paragraph" style:list-style-name="L1">
      <style:text-properties fo:color="#000000" style:font-name="Liberation Serif" fo:font-size="12pt" fo:font-weight="normal" style:font-size-asian="12pt" style:font-weight-asian="normal" style:font-size-complex="12pt" style:font-weight-complex="normal"/>
    </style:style>
    <style:style style:name="P10" style:family="paragraph" style:parent-style-name="Heading_20_3">
      <style:paragraph-properties fo:text-align="center" style:justify-single-word="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color="#eb613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text:bookmark text:name="section-105.2"/>105.2 Customize or write simple scripts</text:h>
      <text:p text:style-name="P6"/>
      <text:p text:style-name="P4">Candidates should be able to customize existing scripts, or write simple new BASH scripts.</text:p>
      <text:p text:style-name="P1"/>
      <text:p text:style-name="P3">A shell script starts by the first line, the one which indicates which shell has to<text:line-break/>interpret the script :</text:p>
      <text:p text:style-name="P3"/>
      <text:p text:style-name="P3">#!/bin/sh (this is called shebang, hashbang, hashpling or pound bang)<text:line-break/>/bin/sh = symbolic link to current shell used by system<text:line-break/># = comment in shell, ignored by script but not by kernel<text:line-break/>Then, once the script is created, it's important to make it executable :<text:line-break/>chmod +x xxx<text:line-break/><text:line-break/>Sourcing a script : make it run in the current shell instead of running it in a new instance (such as exec)<text:line-break/>source or .<text:line-break/><text:line-break/>&amp; = means that scripts can go to execute next line without waiting for the first command to finish, if not, the next line will execute once the programme of the previous one has finished<text:line-break/><text:line-break/>Variables : $1 refers to first argument/parameter passed to the script</text:p>
      <text:p text:style-name="P3"/>
      <text:p text:style-name="P3">$var = `command` = var gets output of command (due to the ``)</text:p>
      <text:p text:style-name="P2"/>
      <text:p text:style-name="P2"/>
      <text:p text:style-name="P2">for<text:line-break/><text:span text:style-name="T2">for loop such as :<text:line-break/>for var in 'command'; do</text:span></text:p>
      <text:p text:style-name="P2"><text:span text:style-name="T2">done</text:span><text:line-break/><text:line-break/>test</text:p>
      <text:p text:style-name="P2"><text:span text:style-name="T2">to use instead of [] in a if condition</text:span><text:line-break/><text:line-break/>read<text:line-break/><text:span text:style-name="T2">reads from user input</text:span><text:line-break/><text:span text:style-name="T2">read variable : creates $variable from user input</text:span><text:line-break/><text:line-break/>while<text:line-break/><text:span text:style-name="T2">similar as for but continues the loop while the condition is false</text:span></text:p>
      <text:p text:style-name="P5">while [ condition ]</text:p>
      <text:p text:style-name="P5"><text:tab/>do </text:p>
      <text:p text:style-name="P5"><text:tab/><text:tab/>commands</text:p>
      <text:p text:style-name="P2"><text:span text:style-name="T2">done</text:span><text:line-break/><text:line-break/><text:soft-page-break/>if<text:line-break/><text:span text:style-name="T2">condition<text:line-break/>-f : file exists and is regular file<text:line-break/>-s : file exists and is larger than 0<text:line-break/>string1 == string 2 : same value</text:span></text:p>
      <text:p text:style-name="P2"><text:span text:style-name="T2">&amp;&amp; : both<text:line-break/>|| : 1 or 2<text:line-break/><text:line-break/>if [ -s /tmp ] then = if test -s /tmp<text:line-break/>if [ -s /tmp ]<text:line-break/> then<text:line-break/><text:tab/>…<text:line-break/> else</text:span></text:p>
      <text:p text:style-name="P2"><text:span text:style-name="T2"><text:tab/>…</text:span></text:p>
      <text:p text:style-name="P2"><text:span text:style-name="T2">fi</text:span><text:line-break/><text:line-break/>seq</text:p>
      <text:p text:style-name="P5">useful in loops<text:line-break/>generates a sequence of numbers : starting point is 1 by default<text:line-break/>seq 1 10 : numbers from 1 to 10 (starting and ending point)<text:line-break/>seq 10 : one value equals ending point ( to 10 )</text:p>
      <text:p text:style-name="P5">seq 1 2 10 : prints 1, 3, 5, 7, 9 (starting point, increment value, ending point)<text:line-break/>for x in 'seq 1 10'</text:p>
      <text:p text:style-name="P2"/>
      <text:p text:style-name="P2">Objectives</text:p>
      <text:p text:style-name="P2"/>
      <text:p text:style-name="P7">Use standard sh syntax (loops, tests).</text:p>
      <text:list xml:id="list1304435176" text:style-name="L1">
        <text:list-header>
          <text:p>Use command substitution.</text:p>
          <text:p>Test return values for success or failure or other information provided by a command.</text:p>
          <text:p>Perform conditional mailing to the superuser.</text:p>
          <text:p>Correctly select the script interpreter through the shebang (#!) line.</text:p>
          <text:p><text:span text:style-name="T2">Manage the location, ownership, execution and suid-rights of scripts</text:span>.</text:p>
        </text:list-header>
      </text:list>
      <text:p text:style-name="P2"/>
      <text:p text:style-name="P2"/>
      <text:p text:style-name="P2">Todo<text:line-break/><text:line-break/>Sources<text:line-break/><text:line-break/>Questions</text:p>
      <text:p text:style-name="P2"/>
      <text:p text:style-name="P5">8. After using a text editor to create a shell script, what step should you take before trying to</text:p>
      <text:p text:style-name="P5">use the script?</text:p>
      <text:p text:style-name="P5">A. Set the SUID bit using chmod.</text:p>
      <text:p text:style-name="P5">B. Copy the script to the /usr/bin/scripts directory.</text:p>
      <text:p text:style-name="P5">C. Compile the script by typing bash scriptname, where scriptname is the script’s name.</text:p>
      <text:p text:style-name="P5">D. Run a virus checker on the script to be sure it contains no viruses.</text:p>
      <text:p text:style-name="P5">E. <text:span text:style-name="T3">Set one or more executable bits using chmod.</text:span></text:p>
      <text:p text:style-name="P5"><text:soft-page-break/>9. Describe the effect of the following short script, cp1, if it’s called as cp1 big.c big.cc:</text:p>
      <text:p text:style-name="P5">#!/bin/bash</text:p>
      <text:p text:style-name="P5">cp $2 $1</text:p>
      <text:p text:style-name="P5"/>
      <text:p text:style-name="P5">A. It has the same effect as the cp command—copying the contents of big.c to big.cc.</text:p>
      <text:p text:style-name="P5">B. It compiles the C program big.c and calls the result big.cc.</text:p>
      <text:p text:style-name="P5">C. <text:span text:style-name="T3">It copies the contents of big.cc to big.c, eliminating the old big.c.</text:span></text:p>
      <text:p text:style-name="P5">D. It converts the C program big.c into a C++ program called big.cc.</text:p>
      <text:p text:style-name="P5">E. It interprets the big.c and big.cc files as bash scripts.</text:p>
      <text:p text:style-name="P5"></text:p>
      <text:p text:style-name="P5">10. What is the purpose of conditional expressions in shell scripts?</text:p>
      <text:p text:style-name="P5">A. They prevent scripts from executing if license conditions aren’t met.</text:p>
      <text:p text:style-name="P5">B. They display information about the script’s computer environment.</text:p>
      <text:p text:style-name="P5">C. <text:span text:style-name="T3">They enable the script to take different actions in response to variable data.</text:span></text:p>
      <text:p text:style-name="P5">D. They enable scripts to learn in a manner reminiscent of Pavlovian conditioning.</text:p>
      <text:p text:style-name="P5">E. They improve code quality by improving its readability.</text:p>
      <text:p text:style-name="P5"/>
      <text:p text:style-name="P5">11. Which of the following lines identify valid shell scripts on a normally configured system?</text:p>
      <text:p text:style-name="P5">(Select two.)</text:p>
      <text:p text:style-name="P5">A. #!/bin/script</text:p>
      <text:p text:style-name="P5">B. <text:span text:style-name="T3">#!/bin/bash</text:span></text:p>
      <text:p text:style-name="P5">C. !#/bin/tcsh</text:p>
      <text:p text:style-name="P5">D. <text:span text:style-name="T3">#!/bin/sh</text:span></text:p>
      <text:p text:style-name="P5">E. !#/bin/zsh</text:p>
      <text:p text:style-name="P5"/>
      <text:p text:style-name="P5">12. Which of the following are valid looping statements in bash shell scripting? (Select three.)</text:p>
      <text:p text:style-name="P5">A. <text:span text:style-name="T3">for</text:span></text:p>
      <text:p text:style-name="P5">B. <text:span text:style-name="T3">while</text:span></text:p>
      <text:p text:style-name="P5">C. goto</text:p>
      <text:p text:style-name="P5">D. <text:span text:style-name="T3">until</text:span></text:p>
      <text:p text:style-name="P5">E. ca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Puritan" svg:font-family="Puritan, 'Helvetica Nueue', Helvetica, sans-serif"/>
    <style:font-face style:name="Ubuntu" svg:font-family="Ubuntu, Arial, Helvetica"/>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9-14T14:11:30</meta:creation-date>
    <dc:date>2014-09-23T19:07:46</dc:date>
    <dc:creator>David </dc:creator>
    <meta:editing-duration>PT8H4M50S</meta:editing-duration>
    <meta:editing-cycles>23</meta:editing-cycles>
    <meta:generator>LibreOffice/3.5$Linux_X86_64 LibreOffice_project/350m1$Build-2</meta:generator>
    <meta:document-statistic meta:table-count="0" meta:image-count="0" meta:object-count="0" meta:page-count="3" meta:paragraph-count="60" meta:word-count="683" meta:character-count="3752" meta:non-whitespace-character-count="3073"/>
  </office:meta>
</office:document-meta>
</file>